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3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9700" calcext:value-type="float">
            <text:p>9700</text:p>
          </table:table-cell>
          <table:table-cell table:number-columns-repeated="3"/>
          <table:table-cell table:formula="of:=SUM([.H33];[.H60];[.H88])" office:value-type="float" office:value="4120.60412394623" calcext:value-type="float">
            <text:p>4120.6041239462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9800" calcext:value-type="float">
            <text:p>98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;[.K89];[.K90])" office:value-type="float" office:value="136800" calcext:value-type="float">
            <text:p>136800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3750" calcext:value-type="float">
            <text:p>37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;[.H116])+5000" office:value-type="float" office:value="135700" calcext:value-type="float">
            <text:p>13570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100" calcext:value-type="float">
            <text:p>1100</text:p>
          </table:table-cell>
          <table:table-cell table:formula="of:=SUM([.H12];[.H42];[.H69])" office:value-type="float" office:value="2156.57894736842" calcext:value-type="float">
            <text:p>2156.5789473684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3"/>
          <table:table-cell table:formula="of:=SUM([.H24];[.H54];[.H81])" office:value-type="float" office:value="5132.49373433584" calcext:value-type="float">
            <text:p>5132.4937343358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11850" calcext:value-type="float">
            <text:p>11850</text:p>
          </table:table-cell>
          <table:table-cell table:number-columns-repeated="3"/>
          <table:table-cell table:formula="of:=SUM([.H25];[.H55];[.H82];[.H110])" office:value-type="float" office:value="6420.00888585099" calcext:value-type="float">
            <text:p>6420.008885851</text:p>
          </table:table-cell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4100" calcext:value-type="float">
            <text:p>4100</text:p>
          </table:table-cell>
          <table:table-cell table:number-columns-repeated="3"/>
          <table:table-cell table:formula="of:=SUM([.H26];[.H56];[.H83];[.H111])" office:value-type="float" office:value="4702.13921166553" calcext:value-type="float">
            <text:p>4702.1392116655</text:p>
          </table:table-cell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ce22" office:value-type="float" office:value="2600" calcext:value-type="float">
            <text:p>2600</text:p>
          </table:table-cell>
          <table:table-cell table:number-columns-repeated="4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1600" calcext:value-type="float">
            <text:p>1600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7" table:formula="of:=SUM([.A60:.F60])" office:value-type="float" office:value="25900" calcext:value-type="float">
            <text:p>25900</text:p>
          </table:table-cell>
          <table:table-cell table:style-name="ce23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;[.F85])" office:value-type="float" office:value="641.578947368421" calcext:value-type="float">
            <text:p>641.5789473684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E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0" office:value-type="float" office:value="345" calcext:value-type="float">
            <text:p>345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3">
          <table:table-cell table:style-name="ce41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/>
          <table:table-cell table:style-name="ce17" table:formula="of:=SUM([.B88:.F88])" office:value-type="float" office:value="30600" calcext:value-type="float">
            <text:p>30600</text:p>
          </table:table-cell>
          <table:table-cell table:style-name="ce23" table:formula="of:=SUM([.B116];[.D116];[.E116];[.F116])" office:value-type="float" office:value="991.681818181818" calcext:value-type="float">
            <text:p>991.681818181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C116];[.E116];[.F116])" office:value-type="float" office:value="631.833333333333" calcext:value-type="float">
            <text:p>631.8333333333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1287.51515151515" calcext:value-type="float">
            <text:p>1287.5151515152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1287.51515151515" calcext:value-type="float">
            <text:p>1287.5151515152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B116];[.C116];[.D116];[.F116])" office:value-type="float" office:value="951.515151515152" calcext:value-type="float">
            <text:p>951.5151515152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8" table:formula="of:=SUM([.C116];[.D116];[.F116])" office:value-type="float" office:value="633.333333333333" calcext:value-type="float">
            <text:p>633.333333333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287.51515151515" calcext:value-type="float">
            <text:p>1287.5151515152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16];[.E116];[.F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table:number-columns-repeated="2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6];[.F116])" office:value-type="float" office:value="337.5" calcext:value-type="float">
            <text:p>337.5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number-columns-repeated="6"/>
          <table:table-cell table:formula="of:=SUM([.E116])" office:value-type="float" office:value="336" calcext:value-type="float">
            <text:p>336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87.51515151515" calcext:value-type="float">
            <text:p>1287.5151515152</text:p>
          </table:table-cell>
          <table:table-cell office:value-type="string" calcext:value-type="string">
            <text:p>Tamara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88]/22" office:value-type="float" office:value="318.181818181818" calcext:value-type="float">
            <text:p>318.1818181818</text:p>
          </table:table-cell>
          <table:table-cell table:style-name="ce17" table:formula="of:=[.C88]/24" office:value-type="float" office:value="295.833333333333" calcext:value-type="float">
            <text:p>295.8333333333</text:p>
          </table:table-cell>
          <table:table-cell table:style-name="ce17" table:formula="of:=[.D88]/24" office:value-type="float" office:value="337.5" calcext:value-type="float">
            <text:p>337.5</text:p>
          </table:table-cell>
          <table:table-cell table:style-name="ce17" table:formula="of:=[.E88]/25" office:value-type="float" office:value="336" calcext:value-type="float">
            <text:p>336</text:p>
          </table:table-cell>
          <table:table-cell table:style-name="ce17" table:formula="of:=[.F88]/19" office:value-type="float" office:value="0" calcext:value-type="float">
            <text:p>0</text:p>
          </table:table-cell>
          <table:table-cell/>
          <table:table-cell table:style-name="ce17" table:formula="of:=SUM([.H88:.H115])" office:value-type="float" office:value="30600" calcext:value-type="float">
            <text:p>306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0:27:16.934184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4T12:07:03.280089743</dc:date>
    <meta:editing-duration>P4DT3H24M28S</meta:editing-duration>
    <meta:editing-cycles>1732</meta:editing-cycles>
    <meta:generator>LibreOffice/4.2.8.2$Linux_X86_64 LibreOffice_project/420m0$Build-2</meta:generator>
    <meta:document-statistic meta:table-count="11" meta:cell-count="4106" meta:object-count="0"/>
  </office:meta>
</office:document-meta>
</file>